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style="normal" style:font-style-asian="normal" style:font-style-complex="normal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style:font-name="Times New Roman" fo:font-style="normal" style:text-underline-style="none" style:font-style-asian="normal" style:font-style-complex="normal"/>
    </style:style>
    <style:style style:name="T6" style:family="text">
      <style:text-properties style:text-line-through-style="solid" style:font-name="Times New Roman" fo:font-style="normal" style:font-style-asian="normal" style:font-style-complex="normal"/>
    </style:style>
    <style:style style:name="T7" style:family="text">
      <style:text-properties style:text-line-through-style="none" style:font-name="Times New Roman" fo:font-style="normal" style:font-style-asian="normal" style:font-style-complex="normal"/>
    </style:style>
    <style:style style:name="T8" style:family="text">
      <style:text-properties style:text-line-through-style="none"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text-line-through-style="none" style:font-name="Times New Roman"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2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text:tab/>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Judaism--History, Jewish religious education, Judaism--France--History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text:tab/><text:tab/><text:tab/><text:tab/>Y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<text:soft-page-break/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9</text:p>
      <text:p text:style-name="P4">Number of Sheets<text:tab/><text:tab/><text:tab/><text:tab/>3</text:p>
      <text:p text:style-name="P4">Fragment<text:tab/><text:tab/><text:tab/><text:tab/><text:tab/></text:p>
      <text:p text:style-name="P4">Pagination <text:tab/><text:tab/><text:tab/><text:tab/><text:tab/>Y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Mrs. Magnus, Graetz, Rab Ash<text:span text:style-name="T2">é, Rabbi Solomon Ben Isaac (Rashi), Peter the hermit</text:span></text:p>
      <text:p text:style-name="P4">Additional Places mentioned: France, Narbonne (France)</text:p>
      <text:p text:style-name="P4">Additional Dates mentioned:</text:p>
      <text:p text:style-name="P4"/>
      <text:p text:style-name="P4">VI. Notes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Letterhead]</text:p>
      <text:p text:style-name="P2">S. MORAIS,/</text:p>
      <text:p text:style-name="P2">546 N. Fifth St./</text:p>
      <text:p text:style-name="P5">Philadelphia<text:span text:style-name="T1">,/</text:span></text:p>
      <text:p text:style-name="P5"><text:span text:style-name="T1"/></text:p>
      <text:p text:style-name="P6"><text:span text:style-name="T1">[Front Cover]</text:span></text:p>
      <text:p text:style-name="P7"><text:span text:style-name="T1">P. B Historical lecture/</text:span></text:p>
      <text:p text:style-name="P7"><text:span text:style-name="T1">51/</text:span></text:p>
      <text:p text:style-name="P7"><text:span text:style-name="T1">French School/</text:span></text:p>
      <text:p text:style-name="P7"><text:span text:style-name="T1"/></text:p>
      <text:p text:style-name="P6"><text:span text:style-name="T1">[Page 1]</text:span></text:p>
      <text:p text:style-name="P6"><text:span text:style-name="T1">It is now some years since I gave a series of lectures/ on post-biblical history. <text:s/>At that time neither the "outlines"/ by Mrs Magnus, nor an English translation of Graetz's/ comprehensive history, existed. <text:s/>To make the Sabbath-/morning worshippers[sic!] in this Synagogue--more especially/ the young--acquainted with what they could not read-/-ily find in a condensed and popular form, I under-/-took my task. <text:s/>I prepared an account of leading/ events in our annals from the restoration of the exiles of/ Chaldea to the Holy Land, to the closing of the Babylonish/ Talmud under direction of the famous Rab Ash</text:span><text:span text:style-name="T3">é</text:span><text:span text:style-name="T4">./ <text:s/>Only fifty lectures of nearly the same length I/ delivered at short intervals, but my original intent-/-ion had been to proceed </text:span><text:span text:style-name="T6">till</text:span><text:span text:style-name="T7"> as closely as possible to the age in which we/ live. <text:s/>Why I did not </text:span><text:soft-page-break/><text:span text:style-name="T7">then carry out the plan, I/ can scarcely explain to myself. <text:s/>Perhaps, I consti-/-tutionally lack a determined perseverance in literary/ labors. <text:s/>Perhaps also, I may have detected a slacking/ in the attendance of those I particularly wished to reach,/</text:span></text:p>
      <text:p text:style-name="P6"><text:span text:style-name="T7"/></text:p>
      <text:p text:style-name="P6"><text:span text:style-name="T7">[Page 2]<text:line-break/>on the absence of general interest in the audience,/ and </text:span><text:span text:style-name="T6">I</text:span><text:span text:style-name="T7"> relinquished my design. <text:s/>Be that as it may,/ I have thought it now of some use to resume it,/ for a while, at all events, because the work of Mrs/ Magnus, however adapted for Sunday School classes, is/ too fragmentary, and that of Dr Graet--a short portion/ of which alone has yet appeared in our vernacular--is/ too extended for most readers. <text:s/>Passing from/ the East to the West, that is, from Palestine and Babylon/ to the European continent, we may rest our vision/ on France. <text:s/>The view to which your attention/ may be drawn, </text:span><text:span text:style-name="T6">was</text:span><text:span text:style-name="T7"> --formerly opened </text:span><text:span text:style-name="T6">in the first</text:span><text:span text:style-name="T7"> by a number of the learned</text:span><text:span text:style-name="T6">,</text:span><text:span text:style-name="T7">/ was widened in our days by Elyakim Carmoly, followed/ more recently by Isidore Loeb, and at present by/ Madame Darmesteter. <text:s/>It is not venturing/ too much to surmise that Jews entered France, with/ the Roman legions that spread everywhere in the/ world known </text:span><text:span text:style-name="T6">by</text:span><text:span text:style-name="T7"> to the ancients. <text:s/>If the state-/-ment of some historians, that as early as a century/ before the Christian era, Jews were found in Narbonne,/ be correct, members of our religion may have fought/ among or against the army of Julius Caesar in his/</text:span></text:p>
      <text:p text:style-name="P6"><text:span text:style-name="T7"/></text:p>
      <text:p text:style-name="P6"><text:span text:style-name="T7">[Page 3]</text:span></text:p>
      <text:p text:style-name="P8"><text:span text:style-name="T4">in his</text:span><text:span text:style-name="T7"> war upon Gallia--as France was then called./</text:span></text:p>
      <text:p text:style-name="P8"><text:span text:style-name="T7"><text:tab/>Their social condition varied according to the/ spirit of the time, controlled by men in authority./ <text:s/>At certain periods, Jews were looked upon with favor,/ because of their medical skill and commercial know-/-ledge, utilized by persons highly stationed; but the/ years of suffering and persecution greatly exceeded/ in number those of comparative ease. <text:s/>What/ </text:span><text:span text:style-name="T4">supported</text:span><text:span text:style-name="T7"> sustained our predecessors in their affliction, when/ allowed at all to live in France? <text:s/>The study of/ the Law and traditions. <text:s/>Hooted at when walk-/-ing abroad, pointed at with the finger of scorn every-/-where, they sought refuge and comfort in the cultivation/ of that literature which their own Sages broadened/ by incessant activity. <text:s/>The mention of one/ of them will suffice as an illustration. <text:s/>Who/ has not heard of Rabbi Solomon Ben Isaac, known/ best by the initial of his name and that of his father,/ as Rashi? <text:s/>Among Jews he enjoys/</text:span></text:p>
      <text:p text:style-name="P8"><text:span text:style-name="T7"/></text:p>
      <text:p text:style-name="P8"><text:span text:style-name="T7">[Page 4]</text:span></text:p>
      <text:p text:style-name="P8"><text:span text:style-name="T7">a notoriety wider perhaps than any of our writers,/ excepting the inspired authors of the Hebrew Bible./ <text:s/>Among Christians some have made copious extracts/ of his commentaries in Latin and in other languages./ <text:s/>That very great man, too humble minded to be con-/-scious of his greatness, did us lasting services with/ a pen that never tired. <text:s/>Naturally, round the/ </text:span><text:span text:style-name="T4">name</text:span><text:span text:style-name="T7"> life of one so celebrated, legends of various kinds/ have clustered. <text:s/>I believe none of them. <text:s/>Some/ are absurd, others refute themselves. <text:s/>Thus, for/ example, it is not credible that Godfrey de Bouillon,/ should have consulted our Rabbi about the probable/ issue of his military campaign for the recovery of/ the sepulchre of the deified man of Nazareth in Jeru-/-salem. <text:s/>And who could conceive it possible that Rashi/ who preceded Maimonides by a century should have/ held an interview with his immortal successor at/ Cairo in Egypt? <text:s/>Some, again have thought to/ exalt Rashi by representing him as a philosopher/ and a poet. <text:s/>He was neither, but he stands alone/ and unrivalled[sic!] in the course that he chose to give/ us instruction. <text:s/>Rashi was born in Troyes/ </text:span></text:p>
      <text:p text:style-name="P8"><text:span text:style-name="T7"/></text:p>
      <text:p text:style-name="P8"><text:span text:style-name="T7">[Page 5]</text:span></text:p>
      <text:p text:style-name="P8"><text:span text:style-name="T7">in Northern France, towards the middle of the eleventh/ century of the common era. <text:s/>He must therefore have/ seen the cruelties practised against his coreligionists by/ the blood thirsty crusaders, kindled into unruly fanati-/-cism by his countryman, Peter the hermit of Amiens./ <text:s/>Taught that suffering is the badge of our tribe, the/ Jewish Sage did not hurl invectives, but bent his whole/ mind upon furnishing his </text:span><text:soft-page-break/><text:span text:style-name="T7">people with a learning,/ that might prove of interest and of use. <text:s/>For it can-/not be denied that his commentary, on the Pentateuch/ possesses that double quality. <text:s/>He may </text:span><text:span text:style-name="T4">originally</text:span><text:span text:style-name="T7">/ have intended at the outset to give us a plain elucidation of the text,/ and occasionally he does so, but certain it is that most/ of </text:span><text:span text:style-name="T4">it</text:span><text:span text:style-name="T7"> the commentary is founded upon allegories and parables of the/ Talmudists, so pleasing to multitudes. <text:s/>One cannot/ help admiring his thorough familiarity with </text:span><text:span text:style-name="T4">them-</text:span><text:span text:style-name="T7"> our Aggadists &amp; Midrashists--/ a familiarity unsurpassed; still I confess that I would/ not base the universal fame which Rashi has gain-/-ed, upon his comment on the five books of Moses./ <text:s/>He himself admitted to a learned grandson of his, that/ if time had been at his disposal, he would have devoted/ it to write according to the literal sense of the original./</text:span></text:p>
      <text:p text:style-name="P8"><text:span text:style-name="T7"/></text:p>
      <text:p text:style-name="P8"><text:span text:style-name="T7">[Page 6]</text:span></text:p>
      <text:p text:style-name="P8"><text:span text:style-name="T7">What I consider priceless among the productions/ of that French Jew, is not his numerous scriptur-/-al commentaries, though comprising, with a single exception,/ the entire Bible, nor his erudite solution of casuistic-/-al questions reduced into book form. <text:s/>In my mind,/ Rashi has put the students of Rabbinical literature under/ eternal obligation by his incomparable notes, or/ explanations on the text of the Talmud. <text:s/>Not a/ superfluous word in them. <text:s/>The glossary is always/ brief, but always clear, undeviatingly faithful to the/ original. <text:s/>The latter would have remained incom-/-prehensibly obscure in countless instances, but for/ the light thrown upon it by the Prince of commentators;/ our Rashi. <text:s/>At times, when he fears not to have/ conveyed the meaning of a term explicitly enough,/ he helps himself with the vernacular which he must/ have known well. <text:s/>By way of example, he meets/ a word rarely used, he calls to his aid the French spo-/-ken </text:span><text:span text:style-name="T4">at</text:span><text:span text:style-name="T7"> in his time, to render the </text:span><text:span text:style-name="T4">signification</text:span><text:span text:style-name="T7"> sense obvious/ to the reader. <text:s/>That a man could singly/ labor so extensively and so successfully, even if/ he did reach the ripe age of seventy five, must seem extraor/-dinary,/</text:span></text:p>
      <text:p text:style-name="P8"><text:span text:style-name="T7"/></text:p>
      <text:p text:style-name="P8"><text:span text:style-name="T7">[Page 7]</text:span></text:p>
      <text:p text:style-name="P8"><text:span text:style-name="T7">but that was not legendary; it was a patent fact,/ bordering on the miraculous. <text:s/>He very nearly com-/-pleted the commentaries of the immense works, contain-/-ing Mishnah and Gemara, and the little which death/ made him leave unfinished, was taken up and sup-/-plemented by such as had drawn knowledge from/ the fountain of his exhaustless erudition. <text:s/>For, his/ grandsons and relatives were among the first to pro-/-ceed in the same line of studies which the illustrious/ Sage of Troyes had planned out. <text:s/>The want/ of male descendants was not felt by Rashi. <text:s/>His/ three daughters had given birth to personages, whose/ superior scholarship their literary labors incontestably/ attest. <text:s/>He had married one to a certain Meir/ of Romero and she became the mother of Samuel, Jacob/ and Isaac, all of them authors of high repute, all posses-/-sed of the qualities, which had so distinguished their grand-/parent, --unwearied activity in the field of sacred lore/ and deep humility. <text:s/>Another daughter was wedded to a Judah/--the last an unworthy husband of a Jewish maiden righteously/ brought up. <text:s/>Those who issued from Rashi on his daughter's side founded the School of </text:span><text:span text:style-name="T8">Tosaphists</text:span><text:span text:style-name="T9">, or writers of appendixes in his comments. <text:s/>Taking now a general survey/</text:span></text:p>
      <text:p text:style-name="P8"><text:span text:style-name="T9"/></text:p>
      <text:p text:style-name="P8"><text:span text:style-name="T9">[Page 8]</text:span></text:p>
      <text:p text:style-name="P8"><text:span text:style-name="T9">of Rashi's character, we must discover/ the causes of the deep veneration in which he has/ been held ever since, so that his comments occupy a/ place in Hebrew </text:span><text:span text:style-name="T5">schools and</text:span><text:span text:style-name="T9"> colleges that none other/ have obtained. <text:s/>The French Jew was the embo-/-diment of ideas which have stood as a shield, covering/ our people against the attacks of irreligion. <text:s/>While/ growing philosophy and science in the middle ages/ threatened to shake the foundations of revelation,/ while they made converts to skepticism, that meek/ writer of the eleventh century kept the bulk of </text:span><text:span text:style-name="T5">of</text:span><text:span text:style-name="T9"> our/ scattered race within the bounds of <text:s/>traditional Judaism,/ by his multifarious writings and his exceptionally noble personality./ <text:s/>Chiefly by reason of that, I judge, his name came/ down to posterity with a halo of sanctity, and the pro-/ductions of his pen are regarded with </text:span><text:span text:style-name="T5">religious</text:span><text:span text:style-name="T9"> pious veneration./ <text:s/>I think I am correct in saying that Italy, where Hebrew </text:span><text:soft-page-break/><text:span text:style-name="T9">books began to be/ published, shortly after the discovery of the art of printing,/ in the middle of the fifteenth century, honored Rashi's/ memory by making his commentary on the Pentateuch the/ first, or surely among the very first that issued from the press./ <text:s/>Eight hundred years may have lessened the influence/</text:span></text:p>
      <text:p text:style-name="P8"><text:span text:style-name="T9"/></text:p>
      <text:p text:style-name="P8"><text:span text:style-name="T9">[Page 9]</text:span></text:p>
      <text:p text:style-name="P8"><text:span text:style-name="T9">once weilded[sic!] by that exemplary Israelite; his name may/ not be so universally celebrated as formerly, but so long/ as Talmud will </text:span><text:span text:style-name="T5">form</text:span><text:span text:style-name="T9"> constitute a study of the Synagogue preach-/-er--and it ought to be his earnest study in order to entitle him to the appellation of/ Rabbi--so long will the services of Rashi be recognized/ as invaluable, and his name will call forth a blessing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1:08:51.13</meta:creation-date>
    <meta:document-statistic meta:table-count="0" meta:image-count="0" meta:object-count="0" meta:page-count="5" meta:paragraph-count="86" meta:word-count="1815" meta:character-count="11238"/>
    <dc:date>2013-01-09T12:17:07.32</dc:date>
    <meta:editing-duration>PT2M14S</meta:editing-duration>
    <meta:editing-cycles>1</meta:editing-cycles>
    <meta:generator>OpenOffice.org/3.4.1$Win32 OpenOffice.org_project/341m1$Build-9593</meta:generator>
  </office:meta>
</office:document-meta>
</file>